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215cm"/>
    </style:style>
    <style:style style:name="co7" style:family="table-column">
      <style:table-column-properties fo:break-before="auto" style:column-width="4.588cm"/>
    </style:style>
    <style:style style:name="co8" style:family="table-column">
      <style:table-column-properties fo:break-before="auto" style:column-width="0.69cm"/>
    </style:style>
    <style:style style:name="co9" style:family="table-column">
      <style:table-column-properties fo:break-before="auto" style:column-width="3.87cm"/>
    </style:style>
    <style:style style:name="co10" style:family="table-column">
      <style:table-column-properties fo:break-before="auto" style:column-width="6.579cm"/>
    </style:style>
    <style:style style:name="co14" style:family="table-column">
      <style:table-column-properties fo:break-before="auto" style:column-width="7.188cm"/>
    </style:style>
    <style:style style:name="co15" style:family="table-column">
      <style:table-column-properties fo:break-before="auto" style:column-width="10.643cm"/>
    </style:style>
    <style:style style:name="co6" style:family="table-column">
      <style:table-column-properties fo:break-before="auto" style:column-width="2.258cm"/>
    </style:style>
    <style:style style:name="co16" style:family="table-column">
      <style:table-column-properties fo:break-before="auto" style:column-width="5.251cm"/>
    </style:style>
    <style:style style:name="co17" style:family="table-column">
      <style:table-column-properties fo:break-before="auto" style:column-width="7.463cm"/>
    </style:style>
    <style:style style:name="co18" style:family="table-column">
      <style:table-column-properties fo:break-before="auto" style:column-width="10.283cm"/>
    </style:style>
    <style:style style:name="ro4" style:family="table-row">
      <style:table-row-properties style:row-height="5.95cm" fo:break-before="auto" style:use-optimal-row-height="true"/>
    </style:style>
    <style:style style:name="ro2" style:family="table-row">
      <style:table-row-properties style:row-height="0.453cm" fo:break-before="auto" style:use-optimal-row-height="true"/>
    </style:style>
    <style:style style:name="ro6" style:family="table-row">
      <style:table-row-properties style:row-height="3.844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fo:background-color="transparent" fo:border="0.06pt solid #000000"/>
    </style:style>
  </office:automatic-styles>
  <office:body>
    <office:spreadsheet>
      <table:table table:name="Tabell1" table:style-name="ta1">
        <table:table-column table:style-name="co5" table:visibility="collapse" table:default-cell-style-name="Default"/>
        <table:table-column table:style-name="co7" table:default-cell-style-name="ce6"/>
        <table:table-column table:style-name="co8" table:default-cell-style-name="ce7"/>
        <table:table-column table:style-name="co9" table:default-cell-style-name="ce7"/>
        <table:table-column table:style-name="co10" table:default-cell-style-name="ce7"/>
        <table:table-column table:style-name="co14" table:default-cell-style-name="ce7"/>
        <table:table-column table:style-name="co15" table:default-cell-style-name="Default"/>
        <table:table-column table:style-name="co6" table:number-columns-repeated="10" table:default-cell-style-name="Default"/>
        <table:table-row table:style-name="ro4">
          <table:table-cell/>
          <table:table-cell office:value-type="string">
            <text:p>My name is Sebastian Johansson and I am working on a project named Vinylidene (previously known as 'Vinyl Player') </text:p>
            <text:p>What is Vinylidene, you may ask? It is a new platform that seeks the uprising, unknown and famous brony musicians to include in it's library. </text:p>
            <text:p/>
            <text:p>All music is streamed securely, requiring handshakes from Vinylidene in order to retrieve the data, leaving you with no worries for eventual thieves who may want to steal your music.</text:p>
            <text:p>Vinylidene is fueled by donations and features a decentralized system where a Master Server handles loadbalancing of all users to smaller, Community Hosted, content servers.</text:p>
            <text:p/>
            <text:p>Did I mention it is opensource and can be found on its GitHub repo here → <text:a xlink:href="https://github.com/Fuzzy-Pegasi-Studios/Vinylidene" xlink:type="simple">https://github.com/Fuzzy-Pegasi-Studios/Vinylidene</text:a></text:p>
            <text:p/>
            <text:p>I would very much like if you could look over this agreement and state what you think, if you want to participate or not.</text:p>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 Sebastian reserves the right to make minor edits to this agreement in order to stay within the law of Sweden without noticing you."</text:p>
            <text:p/>
            <text:p>Sincerely,</text:p>
            <text:p>Sebastian Johansson (also known as Cloud Chiller)</text:p>
            <text:p>Independant Software Developer</text:p>
          </table:table-cell>
          <table:table-cell table:number-columns-repeated="4"/>
          <table:table-cell table:style-name="ce7" table:number-columns-repeated="11"/>
        </table:table-row>
        <table:table-row table:style-name="ro2">
          <table:table-cell/>
          <table:table-cell table:style-name="ce7"/>
          <table:table-cell table:number-columns-repeated="15"/>
        </table:table-row>
        <table:table-row table:style-name="ro6">
          <table:table-cell/>
          <table:table-cell table:style-name="Default" office:value-type="string">
            <text:p>Hej, jag håller på med ett program som kallas Vinylidene (fd Vinyl Player) vilket kommer bli en musikstreaming tjänst likt Spotify men för ponies...</text:p>
            <text:p/>
            <text:p>Jag har redan ingått avtal med några andra artister (http://imgur.com/a/tVB7u för ett imgur album med alla avtal) och undrar om jag kan lägga till dig också. Drar avtalet på engelska här nere:</text:p>
            <text:p/>
            <text:p>"If you accept this agreement you grant Sebastian Johansson (also known as Cloud Chiller) the ability to lawfully redistribute your music, remixes and collaborations in the form of streaming audio through Vinylidene for non-profit purposes. You will get a 'Buy' button next to your music title to increase sales through Vinylidene."</text:p>
            <text:p/>
            <text:p>Med vänliga hälsningar,</text:p>
            <text:p>Sebastian Johansson (Cloud Chiller)</text:p>
            <text:p>Program Utvecklare</text:p>
          </table:table-cell>
          <table:table-cell table:style-name="Default" table:number-columns-repeated="4"/>
          <table:table-cell table:number-columns-repeated="11"/>
        </table:table-row>
      </table:table>
      <table:table table:name="Tabell2" table:style-name="ta1">
        <table:table-column table:style-name="co16" table:default-cell-style-name="ce4"/>
        <table:table-column table:style-name="co17" table:default-cell-style-name="ce3"/>
        <table:table-column table:style-name="co18"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5">
          <table:table-cell table:style-name="ce3" office:value-type="string">
            <text:p>TuXe99</text:p>
          </table:table-cell>
          <table:table-cell office:value-type="string">
            <text:p>YT PM (<text:a xlink:href="http://i.imgur.com/hJNHCRT.png" xlink:type="simple">http://i.imgur.com/hJNHCRT.png</text:a>)</text:p>
          </table:table-cell>
          <table:table-cell office:value-type="string">
            <text:p><text:a xlink:href="https://www.youtube.com/user/TuXe99" xlink:type="simple">https://www.youtube.com/user/TuXe99</text:a></text:p>
          </table:table-cell>
        </table:table-row>
        <table:table-row table:style-name="ro5">
          <table:table-cell table:style-name="ce3" office:value-type="string">
            <text:p>Flaedr</text:p>
          </table:table-cell>
          <table:table-cell office:value-type="string">
            <text:p>Creative Commons Attribution (most songs)</text:p>
          </table:table-cell>
          <table:table-cell office:value-type="string">
            <text:p><text:a xlink:href="http://www.youtube.com/user/SynthCrescendo" xlink:type="simple">http://www.youtube.com/user/SynthCrescendo</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3:00:50.56">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16T23:01:49.40</dc:date>
    <meta:editing-duration>PT3H31M14S</meta:editing-duration>
    <meta:editing-cycles>16</meta:editing-cycles>
    <meta:generator>LibreOffice/3.6$Windows_x86 LibreOffice_project/2ef5aff-a6fb0ff-166bdff-cf087ad-0f1389</meta:generator>
    <meta:document-statistic meta:table-count="3" meta:cell-count="57" meta:object-count="0"/>
  </office:meta>
</office:document-meta>
</file>